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635cm" fo:widows="1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b2b2b" fo:letter-spacing="normal"/>
    </style:style>
    <style:style style:name="P3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b2b2b" style:font-name="sans-serif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3e6d"/>
    </style:style>
    <style:style style:name="P5" style:family="paragraph" style:parent-style-name="Heading_20_2">
      <style:text-properties fo:font-weight="normal"/>
    </style:style>
    <style:style style:name="T1" style:family="text">
      <style:text-properties fo:font-variant="normal" fo:text-transform="none" fo:color="#2b2b2b" style:font-name="sans-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PORTARIA MTPS N.º 453, DE 27 DE ABRIL DE 2016</text:h>
      <text:p text:style-name="P4">quinta, 28 abril de 2016</text:p>
      <text:p text:style-name="P1"><text:span text:style-name="Strong_20_Emphasis"><text:span text:style-name="T1">O Ministério do Trabalho e Previdência Social (MTPS) por meio da Portaria N.º 453, de 27 de abril de 2016 (DOU de 28/04/2016), extinguiu a Comissão Especial para Debater o Uso do Amianto - CEDUA no Brasil.</text:span></text:span></text:p>
      <text:p text:style-name="P2"> </text:p>
      <text:p text:style-name="P3">A CEDUA havia sido criada em outubro de 2015 pela Portaria MTE Nº 1.287, de 30 de setembro de 2015, com o objetivo de avaliar e propor medidas do uso seguro do amianto crisotila e seus derivados no mercado interno brasileiro. Outro objetivo da Comissão era definir a aplicabilidade do anexo 12 da Norma Regulamentadora 15 (Atividades e operações insalubres), assim como indicar revisões normativas, elaborar e propor cronogramas e prazos para adequação das empresas.</text:p>
      <text:p text:style-name="P2"> </text:p>
      <text:p text:style-name="P3">Quando da sua criação, foi estipulado o prazo de 180 dias, para que a CEDUA apresentasse um relatório sobre os trabalhos realizados, contudo, essa Comissão efetivamente nunca chegou de fato a ser instalada, dada a forte resistência da representação dos trabalhadores, que entendiam como retrocesso, qualquer discussão sobre o uso seguro do amianto no Brasil, em razão da sua posição externada em vários fóruns de governo, pelo fim do uso do amianto no paí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, 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9:33:20.780000000</meta:creation-date>
    <dc:date>2017-09-19T09:34:16.064000000</dc:date>
    <meta:editing-duration>PT55S</meta:editing-duration>
    <meta:editing-cycles>1</meta:editing-cycles>
    <meta:document-statistic meta:table-count="0" meta:image-count="0" meta:object-count="0" meta:page-count="1" meta:paragraph-count="7" meta:word-count="201" meta:character-count="1199" meta:non-whitespace-character-count="1001"/>
    <meta:generator>LibreOffice/5.3.3.2$Windows_x86 LibreOffice_project/3d9a8b4b4e538a85e0782bd6c2d430bafe583448</meta:generator>
  </office:meta>
</office:document-meta>
</file>